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c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c3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Microsoft Office User</meta:initial-creator>
    <dc:creator>Microsoft Office User</dc:creator>
    <meta:creation-date>2021-07-11T14:42:56Z</meta:creation-date>
    <dc:date>2021-07-12T15:20:11Z</dc:date>
  </office:meta>
</office:document-meta>
</file>